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fo:language="ca" fo:country="ES" fo:font-weight="bold" officeooo:rsid="001be945" officeooo:paragraph-rsid="001be945" style:font-size-asian="14pt" style:font-weight-asian="bold" style:font-size-complex="14pt" style:font-weight-complex="bold"/>
    </style:style>
    <style:style style:name="P2" style:family="paragraph" style:parent-style-name="Standard">
      <style:text-properties style:font-name="Calibri" fo:font-size="14pt" fo:language="ca" fo:country="ES" fo:font-weight="bold" officeooo:rsid="001be945" officeooo:paragraph-rsid="001be945" style:font-size-asian="12.25pt" style:font-weight-asian="bold" style:font-size-complex="14pt" style:font-weight-complex="bold"/>
    </style:style>
    <style:style style:name="P3" style:family="paragraph" style:parent-style-name="Standard">
      <style:text-properties style:font-name="Calibri" fo:font-size="14pt" fo:language="ca" fo:country="ES" fo:font-weight="bold" officeooo:rsid="001cbd33" officeooo:paragraph-rsid="001cbd33" style:font-size-asian="12.25pt" style:font-weight-asian="bold" style:font-size-complex="14pt" style:font-weight-complex="bold"/>
    </style:style>
    <style:style style:name="P4" style:family="paragraph" style:parent-style-name="Standard">
      <style:text-properties style:font-name="Calibri" fo:font-size="14pt" fo:language="ca" fo:country="ES" style:text-underline-style="none" fo:font-weight="bold" officeooo:rsid="001d2d18" officeooo:paragraph-rsid="001d2d18" style:font-size-asian="12.25pt" style:font-weight-asian="bold" style:font-size-complex="14pt" style:font-weight-complex="bold"/>
    </style:style>
    <style:style style:name="P5" style:family="paragraph" style:parent-style-name="Standard">
      <style:text-properties style:font-name="Calibri" fo:font-size="14pt" fo:language="ca" fo:country="ES" style:text-underline-style="none" fo:font-weight="bold" officeooo:rsid="001f311b" officeooo:paragraph-rsid="001f311b" style:font-size-asian="12.25pt" style:font-weight-asian="bold" style:font-size-complex="14pt" style:font-weight-complex="bold"/>
    </style:style>
    <style:style style:name="P6" style:family="paragraph" style:parent-style-name="Standard">
      <style:text-properties style:font-name="Calibri" fo:font-size="12pt" fo:language="ca" fo:country="ES" fo:font-weight="normal" officeooo:rsid="001be945" officeooo:paragraph-rsid="001be945" style:font-size-asian="10.5pt" style:font-weight-asian="normal" style:font-size-complex="12pt" style:font-weight-complex="normal"/>
    </style:style>
    <style:style style:name="P7" style:family="paragraph" style:parent-style-name="Standard">
      <style:text-properties style:font-name="Calibri" fo:font-size="12pt" fo:language="ca" fo:country="ES" fo:font-weight="normal" officeooo:rsid="001cbd33" officeooo:paragraph-rsid="001cbd33" style:font-size-asian="10.5pt" style:font-weight-asian="normal" style:font-size-complex="12pt" style:font-weight-complex="normal"/>
    </style:style>
    <style:style style:name="P8" style:family="paragraph" style:parent-style-name="Standard">
      <style:text-properties style:font-name="Calibri" fo:font-size="12pt" fo:language="ca" fo:country="ES" style:text-underline-style="none" fo:font-weight="normal" officeooo:rsid="001d2d18" officeooo:paragraph-rsid="001d2d18" style:font-size-asian="10.5pt" style:font-weight-asian="normal" style:font-size-complex="12pt" style:font-weight-complex="normal"/>
    </style:style>
    <style:style style:name="P9" style:family="paragraph" style:parent-style-name="Standard">
      <style:text-properties style:font-name="Calibri" fo:font-size="12pt" fo:language="ca" fo:country="ES" style:text-underline-style="none" fo:font-weight="normal" officeooo:rsid="001d9e83" officeooo:paragraph-rsid="001d9e83" style:font-size-asian="10.5pt" style:font-weight-asian="normal" style:font-size-complex="12pt" style:font-weight-complex="normal"/>
    </style:style>
    <style:style style:name="P10" style:family="paragraph" style:parent-style-name="Standard">
      <style:text-properties style:font-name="Calibri" fo:font-size="12pt" fo:language="ca" fo:country="ES" style:text-underline-style="none" fo:font-weight="normal" officeooo:rsid="001fbf9a" officeooo:paragraph-rsid="001fbf9a" style:font-size-asian="10.5pt" style:font-weight-asian="normal" style:font-size-complex="12pt" style:font-weight-complex="normal"/>
    </style:style>
    <style:style style:name="T1" style:family="text">
      <style:text-properties officeooo:rsid="0020c8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text:p>
      <text:p text:style-name="P1"/>
      <text:p text:style-name="P6">Per fi podràs cercar totes les farmàcies obertes (de guàrdia o diürnes) i tots els centres sanitaris d'urgència amb un parell de clicks! Amb aquesta aplicació, trobaràs mitjançant GPS tots aquests centres en cas de urgència o necessitat! Tot en una senzilla interfície que ordena i et permet veure ràpidament quins centres tens més aprop.</text:p>
      <text:p text:style-name="P6"/>
      <text:p text:style-name="P2">A qui va dirigida l'aplicació</text:p>
      <text:p text:style-name="P2"/>
      <text:p text:style-name="P7">Aquesta aplicació esta dirigida a tothom aquell que tingui una urgència o accident i necessiti de assistència mèdica o farmacològica. <text:s/></text:p>
      <text:p text:style-name="P7"/>
      <text:p text:style-name="P3">Descripció del problema</text:p>
      <text:p text:style-name="P3"/>
      <text:p text:style-name="P8">Imagina que estàs una nit tornant tard a casa del treball i et comences a marejar o comences a sentir l'estomac capgirat. No tens ninguna forma de trobar les farmàcies de guàrdia de la zona, atès que canvien cada poc temps els torns de guàrdia. Aquesta aplicació et permet trobar, des del carrer, i amb gran facilitat, trobar farmàcies en la teva zona i dir-te els seus torns de guàrdia.</text:p>
      <text:p text:style-name="P8"/>
      <text:p text:style-name="P4">Funcionament de l'aplicació</text:p>
      <text:p text:style-name="P4"/>
      <text:p text:style-name="P9">Es pot trobar a internet ja, si busques una mica amb Google, pàgines que proporcionen horaris i llistes de farmàcies de tota Espanya, però cap d'elles és fàcil i còmoda de usar o be de llegir la informació proporcionada. I el que és encara pitjor, ninguna esta optimitzada per a Smartphone, així que si en vols fer ús al carrer, per alguna emergència, pots passar-hi molt de temps simplement tractant de fer funcionar la pàgina. </text:p>
      <text:p text:style-name="P9">Aquesta aplicació pretén agafar la hora i data del sistema, el geoposicionament del GPS del mòbil i la llista de farmàcies de la ciutat/localitat on et trobes i mostrar-les en una llista, amb la seva distancia a tu, o bé sobre un mapa, per a poder veure el camí fins a totes elles. També contindrà un menú de opcions en el que mostrara la opció de veure també tots els centres d'atenció sanitària de urgència prop teu i la opció de canviar la hora i data de cerca de farmàcies i centres, o bé canviar la posició del mapa, per a trobar farmàcies en una localització escollida per l'usuari.</text:p>
      <text:p text:style-name="P9">L'aplicació agafara totes les dades del sistema per defecte, per a poder començar a usar-la en un parell de clicks únicament i donarà la opció de veure-les en forma de llista, o sobre el mapa ràpidament.</text:p>
      <text:p text:style-name="P9"/>
      <text:p text:style-name="P5">Esquema de l'aplicació</text:p>
      <text:p text:style-name="P5"/>
      <text:p text:style-name="P10">Aquesta aplicació començarà amb una pantalla de inici, en la que podràs accedir a la cerca de les farmàcies o bé editar les teves opcions de cerca. <text:span text:style-name="T1">Posteriorment, a «CERCAR», trobes les farmàcies en dues disposicions possibles, «MAP MODE» i «LIST M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1:55:26.474000000</meta:creation-date>
    <dc:date>2015-02-28T23:43:05.175000000</dc:date>
    <meta:editing-duration>PT1H16M46S</meta:editing-duration>
    <meta:editing-cycles>6</meta:editing-cycles>
    <meta:generator>LibreOffice/4.3.5.2$Windows_x86 LibreOffice_project/3a87456aaa6a95c63eea1c1b3201acedf0751bd5</meta:generator>
    <meta:document-statistic meta:table-count="0" meta:image-count="0" meta:object-count="0" meta:page-count="1" meta:paragraph-count="12" meta:word-count="422" meta:character-count="2446" meta:non-whitespace-character-count="2032"/>
  </office:meta>
</office:document-meta>
</file>